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33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秒数</text:p>
          </table:table-cell>
          <table:table-cell office:value-type="string" calcext:value-type="string">
            <text:p>ファイルサイズ</text:p>
          </table:table-cell>
        </table:table-row>
        <table:table-row table:style-name="ro2">
          <table:table-cell/>
          <table:table-cell office:value-type="string" calcext:value-type="string">
            <text:p>ffmpegのみ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string" calcext:value-type="string">
            <text:p>pngquant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table:style-name="ce1" table:formula="of:=[.C2]/[.C3]" office:value-type="percentage" office:value="0.545454545454545" calcext:value-type="percentage">
            <text:p>55%</text:p>
          </table:table-cell>
          <table:table-cell table:style-name="ce1" table:formula="of:=[.D2]/[.D3]" office:value-type="percentage" office:value="1.4" calcext:value-type="percentage">
            <text:p>14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oto Sans CJK JP" fo:language="en" fo:country="US" style:font-name-asian="Noto Sans CJK JP1" style:language-asian="ja" style:country-asian="JP" style:font-name-complex="Noto Sans CJK JP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3T15:20:58.727100831</meta:creation-date>
    <dc:date>2022-01-03T16:00:53.280805005</dc:date>
    <meta:editing-duration>PT34M44S</meta:editing-duration>
    <meta:editing-cycles>1</meta:editing-cycles>
    <meta:document-statistic meta:table-count="1" meta:cell-count="10" meta:object-count="0"/>
    <meta:generator>LibreOffice/6.0.7.3$Linux_X86_64 LibreOffice_project/00m0$Build-3</meta:generator>
  </office:meta>
</office:document-meta>
</file>